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32000000500EA447349.png" manifest:media-type="image/png"/>
  <manifest:file-entry manifest:full-path="Pictures/1000020100000160000000BB55121989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OCR A Std" svg:font-family="'OCR A Std'" style:font-family-generic="modern" style:font-pitch="fixed"/>
    <style:font-face style:name="Segoe Print" svg:font-family="'Segoe Print'" style:font-pitch="variable"/>
    <style:font-face style:name="unifont" svg:font-family="unifont" style:font-pitch="variable"/>
    <style:font-face style:name="Blackoak Std" svg:font-family="'Blackoak Std'" style:font-family-generic="decorative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ordia New" svg:font-family="'Cordia New'" style:font-family-generic="swiss" style:font-pitch="variable"/>
    <style:font-face style:name="Nueva Std" svg:font-family="'Nueva Std'" style:font-family-generic="swiss" style:font-pitch="variable"/>
    <style:font-face style:name="Segoe Script" svg:font-family="'Segoe Script'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99cc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579d1c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draw:fill="solid" draw:fill-color="#666666"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Fine_20_Dashed" svg:stroke-width="0.4cm" svg:stroke-color="#ffffff" draw:marker-start-width="1.5cm" draw:marker-end-width="1.5cm" draw:fill="none" draw:textarea-horizontal-align="center" draw:textarea-vertical-align="middle" fo:padding-top="0.325cm" fo:padding-bottom="0.325cm" fo:padding-left="0.45cm" fo:padding-right="0.45cm"/>
    </style:style>
    <style:style style:name="gr6" style:family="graphic" style:parent-style-name="standard">
      <style:graphic-properties draw:stroke="none" draw:fill="solid" draw:fill-color="#ccffcc" draw:textarea-horizontal-align="justify" draw:textarea-vertical-align="middle" draw:auto-grow-height="false"/>
    </style:style>
    <style:style style:name="gr7" style:family="graphic" style:parent-style-name="standard">
      <style:graphic-properties draw:stroke="solid" draw:fill="none" draw:fill-color="#ccffcc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1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.6cm, 5.549cm, 2.2cm, 0cm)" draw:image-opacity="100%" style:mirror="none"/>
    </style:style>
    <style:style style:name="gr1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.6cm, 0cm, 2.2cm, 5.549cm)" draw:image-opacity="100%" style:mirror="none"/>
    </style:style>
    <style:style style:name="gr1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.6cm, 2.589cm, 2.2cm, 2.589cm)" draw:image-opacity="100%" style:mirror="none"/>
    </style:style>
    <style:style style:name="gr1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.75cm, 0cm, 14.499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Segoe Print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3" style:family="paragraph">
      <style:paragraph-properties fo:text-align="center"/>
      <style:text-properties style:font-name="Verdana" fo:font-size="26pt" style:font-size-asian="26pt" style:font-size-complex="26pt"/>
    </style:style>
    <style:style style:name="P4" style:family="paragraph">
      <style:paragraph-properties fo:text-align="center"/>
      <style:text-properties style:font-name="Segoe Print" fo:font-size="26pt" fo:font-style="italic" style:font-size-asian="26pt" style:font-style-asian="italic" style:font-size-complex="26pt" style:font-style-complex="italic"/>
    </style:style>
    <style:style style:name="T1" style:family="text">
      <style:text-properties style:font-name="Segoe Print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style:font-name="Verdana" fo:font-size="26pt" style:font-size-asian="26pt" style:font-size-complex="26pt"/>
    </style:style>
    <style:style style:name="T3" style:family="text">
      <style:text-properties style:font-name="Segoe Print"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cm" svg:x="18.5cm" svg:y="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.5cm" svg:height="8.5cm" svg:x="12.5cm" svg:y="9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cm" svg:height="11cm" svg:x="0cm" svg:y="1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1cm" svg:height="10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1cm" svg:height="0.5cm" svg:x="0cm" svg:y="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5cm" svg:height="11.5cm" svg:x="7cm" svg:y="9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11cm" svg:x="3.5cm" svg:y="10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.5cm" svg:height="11cm" svg:x="2.5cm" svg:y="10cm">
          <text:p/>
          <draw:enhanced-geometry svg:viewBox="0 0 21600 21600" draw:glue-points="?f0 0 ?f1 10800 0 21600 10800 21600 21600 21600 ?f7 10800" draw:text-areas="?f1 10800 ?f2 18000 ?f3 7200 ?f4 21600" draw:mirror-vertical="false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3cm" svg:height="2cm" svg:x="14.5cm" svg:y="19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4cm" svg:height="2cm" svg:x="14.5cm" svg:y="19cm">
          <text:p/>
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21cm" svg:height="2cm" svg:x="0cm" svg:y="21.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0cm" svg:y1="23.5cm" svg:x2="21cm" svg:y2="23.5cm">
          <text:p/>
        </draw:line>
        <draw:custom-shape draw:style-name="gr4" draw:text-style-name="P1" draw:layer="layout" svg:width="21cm" svg:height="4cm" svg:x="0cm" svg:y="23.5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0cm" svg:y1="25.5cm" svg:x2="21cm" svg:y2="25.5cm">
          <text:p/>
        </draw:line>
        <draw:custom-shape draw:style-name="gr2" draw:text-style-name="P1" draw:layer="layout" svg:width="21cm" svg:height="2.2cm" svg:x="0cm" svg:y="27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.5cm" svg:height="4cm" svg:x="6.5cm" svg:y="2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0cm" svg:y1="21.5cm" svg:x2="21cm" svg:y2="21.5cm">
          <text:p/>
        </draw:line>
        <draw:custom-shape draw:style-name="gr7" draw:text-style-name="P1" draw:layer="layout" svg:width="7.5cm" svg:height="4cm" svg:x="6.503cm" svg:y="21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5cm" svg:height="1.5cm" svg:x="5.5cm" svg:y="2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5cm" svg:height="1.5cm" svg:x="6cm" svg:y="2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1.5cm" svg:height="1.5cm" svg:x="13cm" svg:y="2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8cm" svg:height="2.5cm" svg:x="1.5cm" svg:y="2cm">
          <text:p text:style-name="P2"><text:span text:style-name="T1">Sind wir schon da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5cm" svg:height="1.5cm" svg:x="4.5cm" svg:y="5.5cm">
          <text:p text:style-name="P3"><text:span text:style-name="T2">Nein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15cm" svg:height="2cm" svg:x="1.5cm" svg:y="8cm">
          <text:p text:style-name="P4"><text:span text:style-name="T3">Wie lange noch?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12.5cm" svg:height="1.5cm" svg:x="7cm" svg:y="17.5cm">
          <text:p text:style-name="P3"><text:span text:style-name="T2">2,2483E-4 Jahre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1cm" svg:height="11.5cm" svg:x="17.5cm" svg:y="6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cm" svg:height="4.999cm" svg:x="2.5cm" svg:y="4.00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.5cm" svg:y1="4.5cm" svg:x2="2.5cm" svg:y2="8cm">
          <text:p/>
        </draw:line>
        <draw:line draw:style-name="gr3" draw:text-style-name="P1" draw:layer="layout" svg:x1="3.5cm" svg:y1="4.5cm" svg:x2="3.5cm" svg:y2="8cm">
          <text:p/>
        </draw:line>
        <draw:line draw:style-name="gr3" draw:text-style-name="P1" draw:layer="layout" svg:x1="17.5cm" svg:y1="7cm" svg:x2="17.5cm" svg:y2="17.5cm">
          <text:p/>
        </draw:line>
        <draw:line draw:style-name="gr3" draw:text-style-name="P1" draw:layer="layout" svg:x1="18.5cm" svg:y1="7cm" svg:x2="18.5cm" svg:y2="17.5cm">
          <text:p/>
        </draw:line>
        <draw:custom-shape draw:style-name="gr8" draw:text-style-name="P1" draw:layer="layout" svg:width="1.5cm" svg:height="1.5cm" svg:x="13.5cm" svg:y="2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0cm" svg:y1="27.5cm" svg:x2="21cm" svg:y2="27.5cm">
          <text:p/>
        </draw:line>
        <draw:custom-shape draw:style-name="gr11" draw:text-style-name="P1" draw:layer="layout" svg:width="12.5cm" svg:height="2.5cm" svg:x="4cm" svg:y="2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7.4cm" svg:height="3.9cm" svg:x="6.55cm" svg:y="2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" draw:layer="layout" svg:width="1.899cm" svg:height="1.149cm" svg:x="6.5cm" svg:y="22.3cm">
          <draw:image xlink:href="Pictures/1000020100000160000000BB55121989.png" xlink:type="simple" xlink:show="embed" xlink:actuate="onLoad">
            <text:p/>
          </draw:image>
        </draw:frame>
        <draw:frame draw:style-name="gr13" draw:text-style-name="P1" draw:layer="layout" svg:width="1.899cm" svg:height="1.149cm" svg:x="12.101cm" svg:y="22.3cm">
          <draw:image xlink:href="Pictures/1000020100000160000000BB55121989.png" xlink:type="simple" xlink:show="embed" xlink:actuate="onLoad">
            <text:p/>
          </draw:image>
        </draw:frame>
        <draw:frame draw:style-name="gr14" draw:text-style-name="P1" draw:layer="layout" svg:width="2.269cm" svg:height="1.149cm" svg:x="9.1cm" svg:y="22.3cm">
          <draw:image xlink:href="Pictures/1000020100000160000000BB55121989.png" xlink:type="simple" xlink:show="embed" xlink:actuate="onLoad">
            <text:p/>
          </draw:image>
        </draw:frame>
        <draw:line draw:style-name="gr3" draw:text-style-name="P1" draw:layer="layout" svg:x1="17.5cm" svg:y1="19cm" svg:x2="14.5cm" svg:y2="21cm">
          <text:p/>
        </draw:line>
        <draw:line draw:style-name="gr3" draw:text-style-name="P1" draw:layer="layout" svg:x1="18.5cm" svg:y1="19cm" svg:x2="14.5cm" svg:y2="21cm">
          <text:p/>
        </draw:line>
        <draw:line draw:style-name="gr3" draw:text-style-name="P1" draw:layer="layout" svg:x1="7cm" svg:y1="21cm" svg:x2="3.5cm" svg:y2="10cm">
          <text:p/>
        </draw:line>
        <draw:line draw:style-name="gr3" draw:text-style-name="P1" draw:layer="layout" svg:x1="2.5cm" svg:y1="10cm" svg:x2="7cm" svg:y2="21cm">
          <text:p/>
        </draw:line>
        <draw:custom-shape draw:style-name="gr10" draw:text-style-name="P1" draw:layer="layout" svg:width="1cm" svg:height="0.51cm" svg:x="17.5cm" svg:y="18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1cm" svg:height="0.499cm" svg:x="2.5cm" svg:y="9.51cm">
          <text:p/>
          <draw:enhanced-geometry svg:viewBox="0 0 21600 21600" draw:type="rectangle" draw:enhanced-path="M 0 0 L 21600 0 21600 21600 0 21600 0 0 Z N"/>
        </draw:custom-shape>
        <draw:frame draw:style-name="gr15" draw:text-style-name="P1" draw:layer="layout" svg:width="9.109cm" svg:height="6.278cm" svg:x="7.391cm" svg:y="10.613cm">
          <draw:image xlink:href="Pictures/100000000000032000000500EA44734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 style:font-family-generic="modern" style:font-pitch="fixed"/>
    <style:font-face style:name="OCR A Std" svg:font-family="'OCR A Std'" style:font-family-generic="modern" style:font-pitch="fixed"/>
    <style:font-face style:name="Segoe Print" svg:font-family="'Segoe Print'" style:font-pitch="variable"/>
    <style:font-face style:name="unifont" svg:font-family="unifont" style:font-pitch="variable"/>
    <style:font-face style:name="Blackoak Std" svg:font-family="'Blackoak Std'" style:font-family-generic="decorative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ordia New" svg:font-family="'Cordia New'" style:font-family-generic="swiss" style:font-pitch="variable"/>
    <style:font-face style:name="Nueva Std" svg:font-family="'Nueva Std'" style:font-family-generic="swiss" style:font-pitch="variable"/>
    <style:font-face style:name="Segoe Script" svg:font-family="'Segoe Script'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H43M5S</meta:editing-duration>
    <meta:editing-cycles>24</meta:editing-cycles>
    <meta:generator>LibreOffice/4.2.1.1$Windows_x86 LibreOffice_project/d7dbbd7842e6a58b0f521599204e827654e1fb8b</meta:generator>
    <dc:date>2014-06-22T22:00:49.299000000</dc:date>
    <dc:creator>Robin Christopher Ladiges</dc:creator>
    <meta:document-statistic meta:object-count="45"/>
  </office:meta>
</office:document-meta>
</file>